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AI-Assisted Fleet Reliability Optimization</text:p>
      <text:p text:style-name="Standard"/>
      <text:p text:style-name="Standard">AI-Assisted Fleet Reliability Optimization is an applied research initiative focused on improving reliability, uptime, and maintenance efficiency for heavy equipment and fleet operations using artificial intelligence, predictive maintenance, and reliability engineering methodologies.</text:p>
      <text:p text:style-name="Standard"/>
      <text:p text:style-name="Standard">---</text:p>
      <text:p text:style-name="Standard"/>
      <text:p text:style-name="Standard">## Overview</text:p>
      <text:p text:style-name="Standard"/>
      <text:p text:style-name="Standard">This project investigates how artificial intelligence and data-driven approaches can improve fleet performance, reduce downtime, and optimize maintenance strategies. The research combines predictive maintenance, tribology-based wear analysis, condition-based monitoring, and Reliability Centered Maintenance (RCM) principles.</text:p>
      <text:p text:style-name="Standard"/>
      <text:p text:style-name="Standard">The initiative is designed for:</text:p>
      <text:p text:style-name="Standard"/>
      <text:p text:style-name="Standard">- Heavy equipment fleets <text:s/></text:p>
      <text:p text:style-name="Standard">- Diesel-powered machinery <text:s/></text:p>
      <text:p text:style-name="Standard">- Construction equipment <text:s/></text:p>
      <text:p text:style-name="Standard">- Commercial vehicle fleets <text:s/></text:p>
      <text:p text:style-name="Standard">- Industrial maintenance operations <text:s/></text:p>
      <text:p text:style-name="Standard"/>
      <text:p text:style-name="Standard">---</text:p>
      <text:p text:style-name="Standard"/>
      <text:p text:style-name="Standard">## Objectives</text:p>
      <text:p text:style-name="Standard"/>
      <text:p text:style-name="Standard">- Reduce unplanned equipment downtime <text:s/></text:p>
      <text:p text:style-name="Standard">- Improve maintenance decision-making <text:s/></text:p>
      <text:p text:style-name="Standard">- Extend asset life <text:s/></text:p>
      <text:p text:style-name="Standard">- Optimize maintenance scheduling <text:s/></text:p>
      <text:p text:style-name="Standard">- Improve equipment utilization <text:s/></text:p>
      <text:p text:style-name="Standard">- Lower operational and maintenance costs <text:s/></text:p>
      <text:p text:style-name="Standard">- Support data-driven reliability strategies <text:s/></text:p>
      <text:p text:style-name="Standard"/>
      <text:p text:style-name="Standard">---</text:p>
      <text:p text:style-name="Standard"/>
      <text:p text:style-name="Standard">## Research Areas</text:p>
      <text:p text:style-name="Standard"/>
      <text:p text:style-name="Standard">- Predictive maintenance modeling <text:s/></text:p>
      <text:p text:style-name="Standard">- Condition-based monitoring <text:s/></text:p>
      <text:p text:style-name="Standard">- Tribology and lubrication analysis <text:s/></text:p>
      <text:p text:style-name="Standard">- Failure mode detection <text:s/></text:p>
      <text:p text:style-name="Standard">- Reliability Centered Maintenance (RCM) <text:s/></text:p>
      <text:p text:style-name="Standard">- Lean maintenance optimization <text:s/></text:p>
      <text:p text:style-name="Standard">- Six Sigma reliability improvement <text:s/></text:p>
      <text:p text:style-name="Standard">- Equipment utilization analytics <text:s/></text:p>
      <text:p text:style-name="Standard">- Maintenance workflow automation <text:s/></text:p>
      <text:p text:style-name="Standard"/>
      <text:p text:style-name="Standard"><text:soft-page-break/>---</text:p>
      <text:p text:style-name="Standard"/>
      <text:p text:style-name="Standard">## Methodology</text:p>
      <text:p text:style-name="Standard"/>
      <text:p text:style-name="Standard">The project explores:</text:p>
      <text:p text:style-name="Standard"/>
      <text:p text:style-name="Standard">- AI-assisted maintenance decision support <text:s/></text:p>
      <text:p text:style-name="Standard">- Wear pattern and lubrication trend analysis <text:s/></text:p>
      <text:p text:style-name="Standard">- Predictive failure detection models <text:s/></text:p>
      <text:p text:style-name="Standard">- Maintenance interval optimization <text:s/></text:p>
      <text:p text:style-name="Standard">- Reliability engineering workflows <text:s/></text:p>
      <text:p text:style-name="Standard">- Data-driven fleet health scoring <text:s/></text:p>
      <text:p text:style-name="Standard">- Preventive maintenance strategy development <text:s/></text:p>
      <text:p text:style-name="Standard"/>
      <text:p text:style-name="Standard">---</text:p>
      <text:p text:style-name="Standard"/>
      <text:p text:style-name="Standard">## Expected Outcomes</text:p>
      <text:p text:style-name="Standard"/>
      <text:p text:style-name="Standard">- Reduced downtime <text:s/></text:p>
      <text:p text:style-name="Standard">- Improved maintenance planning <text:s/></text:p>
      <text:p text:style-name="Standard">- Increased equipment lifespan <text:s/></text:p>
      <text:p text:style-name="Standard">- Lower total cost of ownership <text:s/></text:p>
      <text:p text:style-name="Standard">- Improved fleet availability <text:s/></text:p>
      <text:p text:style-name="Standard">- Scalable AI-driven reliability framework <text:s/></text:p>
      <text:p text:style-name="Standard"/>
      <text:p text:style-name="Standard">---</text:p>
      <text:p text:style-name="Standard"/>
      <text:p text:style-name="Standard">## Project Status</text:p>
      <text:p text:style-name="Standard"/>
      <text:p text:style-name="Standard">Active independent applied research initiative (2026)</text:p>
      <text:p text:style-name="Standard"/>
      <text:p text:style-name="Standard">---</text:p>
      <text:p text:style-name="Standard"/>
      <text:p text:style-name="Standard">## Project Type</text:p>
      <text:p text:style-name="Standard"/>
      <text:p text:style-name="Standard">Independent / Self-Funded Research</text:p>
      <text:p text:style-name="Standard"/>
      <text:p text:style-name="Standard">---</text:p>
      <text:p text:style-name="Standard"/>
      <text:p text:style-name="Standard">## Principal Investigator</text:p>
      <text:p text:style-name="Standard"/>
      <text:p text:style-name="Standard">Christopher Ingalls</text:p>
      <text:p text:style-name="Standard"/>
      <text:p text:style-name="Standard">---</text:p>
      <text:p text:style-name="Standard"/>
      <text:p text:style-name="Standard">## Keywords</text:p>
      <text:p text:style-name="Standard"/>
      <text:p text:style-name="Standard">Artificial Intelligence, Fleet Reliability, Predictive Maintenance, Tribology, Heavy Equipment, Diesel Equipment, Reliability Engineering, Maintenance Optimization, RCM, Lean, Six Sigma</text:p>
      <text:p text:style-name="Standard"><text:soft-page-break/></text:p>
      <text:p text:style-name="Standard">---</text:p>
      <text:p text:style-name="Standard"/>
      <text:p text:style-name="Standard">## Repository Struc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7T21:07:01.730538799</meta:creation-date>
    <dc:date>2026-03-27T21:07:25.395595613</dc:date>
    <meta:editing-duration>PT24S</meta:editing-duration>
    <meta:editing-cycles>1</meta:editing-cycles>
    <meta:document-statistic meta:table-count="0" meta:image-count="0" meta:object-count="0" meta:page-count="3" meta:paragraph-count="63" meta:word-count="296" meta:character-count="2385" meta:non-whitespace-character-count="2084"/>
    <meta:generator>LibreOffice/24.2.7.2$Linux_X86_64 LibreOffice_project/420$Build-2</meta:generator>
  </office:meta>
</office:document-meta>
</file>